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table:style-name="ce3" office:value-type="string">
            <text:p>Iteration -1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Beskrivning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kattat</text:p>
          </table:table-cell>
          <table:table-cell table:style-name="ce1" office:value-type="string">
            <text:p>Verklig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Startvecka, ingen itterationsplan</text:p>
          </table:table-cell>
          <table:table-cell office:value-type="string">
            <text:p>Undefin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Summa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Tid kvar sedan föregående</text:p>
          </table:table-cell>
          <table:table-cell table:style-name="ce4"/>
          <table:table-cell table:style-name="ce4" office:value-type="float" office:value="240">
            <text:p>240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Total Tid</text:p>
          </table:table-cell>
          <table:table-cell table:style-name="ce4"/>
          <table:table-cell table:style-name="ce4" office:value-type="float" office:value="240">
            <text:p>240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Iteration 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Beskrivning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kattat</text:p>
          </table:table-cell>
          <table:table-cell table:style-name="ce1" office:value-type="string">
            <text:p>Verklig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Färdigställa Visionen</text:p>
          </table:table-cell>
          <table:table-cell office:value-type="string">
            <text:p>Ej påbörja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Påbörja kravspec</text:p>
          </table:table-cell>
          <table:table-cell office:value-type="string">
            <text:p>Ej påbörja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Skapa plan för iteration 1</text:p>
          </table:table-cell>
          <table:table-cell office:value-type="string">
            <text:p>Ej påbörja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Setup av webserver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Installera databas på webservern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Installera PHP på webserver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Installera Ruby on Rails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Utföra diverse RoR-tutorials</text:p>
          </table:table-cell>
          <table:table-cell office:value-type="string">
            <text:p>Ej påbörja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Summa</text:p>
          </table:table-cell>
          <table:table-cell table:style-name="ce4" table:formula="of:=SUM([.D11:.D18])" office:value-type="float" office:value="25">
            <text:p>25</text:p>
          </table:table-cell>
          <table:table-cell table:style-name="ce4" table:formula="of:=SUM([.E11:.E18])" office:value-type="float" office:value="3">
            <text:p>3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Tid kvar sedan föregående</text:p>
          </table:table-cell>
          <table:table-cell table:style-name="ce4"/>
          <table:table-cell table:style-name="ce4" office:value-type="float" office:value="240">
            <text:p>240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Total Tid</text:p>
          </table:table-cell>
          <table:table-cell table:style-name="ce4"/>
          <table:table-cell table:style-name="ce4" table:formula="of:=SUM([.E6])" office:value-type="float" office:value="240">
            <text:p>240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Iteration 1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Beskrivning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kattat</text:p>
          </table:table-cell>
          <table:table-cell table:style-name="ce1" office:value-type="string">
            <text:p>Verklig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Finslipa Visionen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Påbörja testspecifikation med testfall</text:p>
          </table:table-cell>
          <table:table-cell office:value-type="string">
            <text:p>Ej påbörja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Systemtest och testrapport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Utföra RoR-tutorials</text:p>
          </table:table-cell>
          <table:table-cell office:value-type="string">
            <text:p>Ej påbörja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Summa</text:p>
          </table:table-cell>
          <table:table-cell table:style-name="ce4" table:formula="of:=SUM([.D26:.D29])" office:value-type="float" office:value="22">
            <text:p>22</text:p>
          </table:table-cell>
          <table:table-cell table:style-name="ce4" table:formula="of:=SUM([.E26:.E29])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Tid kvar sedan föregående</text:p>
          </table:table-cell>
          <table:table-cell table:style-name="ce4"/>
          <table:table-cell table:style-name="ce4" table:formula="of:=SUM([.E20]-[.D30])" office:value-type="float" office:value="218">
            <text:p>218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Total Tid</text:p>
          </table:table-cell>
          <table:table-cell table:style-name="ce4"/>
          <table:table-cell table:style-name="ce4" table:formula="of:=SUM([.E6])" office:value-type="float" office:value="240">
            <text:p>2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2014-04-10</text:date>, <text:time>17:2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42S</meta:editing-duration>
    <meta:editing-cycles>6</meta:editing-cycles>
    <meta:generator>OpenOffice/4.0.1$Win32 OpenOffice.org_project/401m5$Build-9714</meta:generator>
    <dc:date>2014-04-10T17:20:41.61</dc:date>
    <meta:document-statistic meta:table-count="1" meta:cell-count="104" meta:object-count="0"/>
    <meta:user-defined meta:name="Info 1"/>
    <meta:user-defined meta:name="Info 2"/>
    <meta:user-defined meta:name="Info 3"/>
    <meta:user-defined meta:name="Info 4"/>
  </office:meta>
</office:document-meta>
</file>